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e559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9e559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paragraph-rsid="0019e559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paragraph-rsid="001c8786"/>
    </style:style>
    <style:style style:name="P5" style:family="paragraph" style:parent-style-name="Standard">
      <style:paragraph-properties fo:text-align="start" style:justify-single-word="false"/>
      <style:text-properties officeooo:rsid="001eba99" officeooo:paragraph-rsid="001eba99"/>
    </style:style>
    <style:style style:name="T1" style:family="text">
      <style:text-properties officeooo:rsid="0019e559"/>
    </style:style>
    <style:style style:name="T2" style:family="text">
      <style:text-properties officeooo:rsid="001b6891"/>
    </style:style>
    <style:style style:name="T3" style:family="text">
      <style:text-properties officeooo:rsid="001c8786"/>
    </style:style>
    <style:style style:name="T4" style:family="text">
      <style:text-properties officeooo:rsid="001cc65d"/>
    </style:style>
    <style:style style:name="T5" style:family="text">
      <style:text-properties officeooo:rsid="0021d39b"/>
    </style:style>
    <style:style style:name="T6" style:family="text">
      <style:text-properties officeooo:rsid="002224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span text:style-name="T1">121-1984 Mathematics Road</text:span></text:p>
      <text:p text:style-name="P1"><text:tab/><text:tab/><text:tab/><text:tab/><text:tab/><text:tab/><text:tab/><text:tab/><text:tab/><text:span text:style-name="T1">Vancouver, BC V6T 1Z2,</text:span></text:p>
      <text:p text:style-name="P1"><text:tab/><text:tab/><text:tab/><text:tab/><text:tab/><text:tab/><text:tab/><text:tab/><text:tab/><text:span text:style-name="T1">British Columbia, Canada</text:span></text:p>
      <text:p text:style-name="P1"><text:tab/><text:tab/><text:tab/><text:tab/><text:tab/><text:tab/><text:tab/><text:tab/><text:tab/><text:span text:style-name="T5">13 January 2016</text:span></text:p>
      <text:p text:style-name="P1"><text:tab/><text:tab/><text:tab/><text:tab/><text:tab/><text:tab/><text:tab/><text:tab/><text:tab/></text:p>
      <text:p text:style-name="P5">Dean, Faculty of Science <text:span text:style-name="T5">and Horticulture</text:span></text:p>
      <text:p text:style-name="P5"><text:span text:style-name="T5">Kwantlen Polytechnic </text:span>University</text:p>
      <text:p text:style-name="P1"/>
      <text:p text:style-name="P1">Dear Sir/Ma,</text:p>
      <text:p text:style-name="P1"/>
      <text:p text:style-name="P2">Application for <text:span text:style-name="T2">Mathematics Instructor</text:span> </text:p>
      <text:p text:style-name="P2"/>
      <text:p text:style-name="P4">I hold a Master of Science degree (Coursework and Research) in Applied Mathematics at the University of British Columbia (UBC) in Canada <text:span text:style-name="T3">and</text:span> Master of Science degree in Mathematical Sciences at African Institute for Mathematical Sciences <text:span text:style-name="T3">in South Africa</text:span>. This cover letter is to support my application as one of the applicants in your <text:span text:style-name="T4">institution</text:span>. I got the advertisement of this job and will like to apply to be a<text:span text:style-name="T4">n</text:span> instructor.</text:p>
      <text:p text:style-name="P4"/>
      <text:p text:style-name="P4">Your advertisement confirmed for me that <text:span text:style-name="T6">Kwantlen Polytechnic University</text:span> is a place I would like to be and enjoy <text:span text:style-name="T3">one of </text:span>the best experience. I am extremely impressed with the news I have heard about your <text:span text:style-name="T3">institution</text:span>.  As you will see from my CV, I have gained some experience through Graduate teaching and Research assistantship, Industrial training and a variety of part-time jobs, but would welcome the opportunity to explore the many interesting options in Mathematics, Science related fields and to develop within your reputable and environmentally-friendly institution.</text:p>
      <text:p text:style-name="P4"/>
      <text:p text:style-name="P4">During my undergraduate research, I worked on a research project at Ladoke Akintola University of Technology and developed a mathematical model on HIV/AIDS. I was praised by my department on my meticulous approach and attention to details. Also, during my graduate research (Coursework), I worked on a research project at African Institute for Mathematical Sciences and developed a model for Analysis of Drug abuse and HIV infection. <text:span text:style-name="T3">I also did a comprehensive analysis of the Co-infection of HIV and Tuberculosis during my graduate research (Coursework and Research) at UBC. </text:span></text:p>
      <text:p text:style-name="P4"/>
      <text:p text:style-name="P4">I am good at working independently and as part of a team. I have also grown accustomed to team work through my involvement in music. I am convinced that my various student jobs in bank <text:span text:style-name="T3">and at UBC </text:span>demonstrate that I am able to deal calmly with stressful situations and difficult people.</text:p>
      <text:p text:style-name="P4"><text:line-break/>Please contact me should you require any further information or documentation. I will welcome the opportunity to discuss this in an interview. </text:p>
      <text:p text:style-name="P4"/>
      <text:p text:style-name="P3">Yours Faithfully</text:p>
      <text:p text:style-name="P3"/>
      <text:p text:style-name="P3">Jummy Funke David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21:44:29.753054901</meta:creation-date>
    <dc:date>2016-01-13T14:17:45.090868998</dc:date>
    <meta:editing-duration>PT23M27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355" meta:character-count="2294" meta:non-whitespace-character-count="1903"/>
  </office:meta>
</office:document-meta>
</file>